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C000002105275A9DB97049A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f413d" draw:marker-start-width="0.659cm" draw:marker-end-width="0.659cm" svg:stroke-opacity="80%" draw:fill="none" draw:textarea-horizontal-align="justify" draw:textarea-vertical-align="middle" draw:auto-grow-height="false" fo:min-height="4.55cm" fo:min-width="14.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21409a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53cm" svg:stroke-color="#00381f" draw:marker-start-width="0.279cm" draw:marker-end-width="0.279cm" draw:fill="none" draw:fill-color="#ffffff" fo:min-height="0.7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ce181e" draw:marker-start-width="0.279cm" draw:marker-end-width="0.279cm" draw:fill="none" draw:fill-color="#ffffff" fo:min-height="1.4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81cm" svg:stroke-color="#ce181e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ef413d" draw:marker-start-width="0.659cm" draw:marker-end-width="0.659cm" svg:stroke-opacity="80%" draw:fill="none" draw:textarea-horizontal-align="justify" draw:textarea-vertical-align="middle" draw:auto-grow-height="false" fo:min-height="5.15cm" fo:min-width="14.6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053cm" svg:stroke-color="#21409a" draw:marker-start-width="0.279cm" draw:marker-end-width="0.279cm" draw:fill="none" draw:fill-color="#ffffff" fo:min-height="1.4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svg:stroke-color="#00381f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6cm" svg:stroke-color="#00381f" draw:marker-start-width="0.659cm" draw:marker-end-width="0.659cm" svg:stroke-opacity="50%" draw:fill="none" draw:textarea-horizontal-align="justify" draw:textarea-vertical-align="middle" draw:auto-grow-height="false" fo:min-height="0.344cm" fo:min-width="2.2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381f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00381f" fo:font-weight="bold" style:font-weight-asian="bold" style:font-weight-complex="bold"/>
    </style:style>
    <style:style style:name="P5" style:family="paragraph">
      <style:text-properties fo:color="#ce181e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7" style:family="paragraph">
      <style:text-properties fo:color="#21409a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21409a" fo:font-weight="bold" style:font-weight-asian="bold" style:font-weight-complex="bold"/>
    </style:style>
    <style:style style:name="T1" style:family="text">
      <style:text-properties fo:color="#00381f" fo:font-weight="bold" style:font-weight-asian="bold" style:font-weight-complex="bold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21409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8cm" svg:height="13.969cm" svg:x="7.82cm" svg:y="4.9cm">
          <draw:image xlink:href="Pictures/100002010000025C000002105275A9DB97049A58.png" xlink:type="simple" xlink:show="embed" xlink:actuate="onLoad">
            <text:p/>
          </draw:image>
        </draw:frame>
        <draw:custom-shape draw:style-name="gr2" draw:text-style-name="P2" draw:layer="layout" svg:width="15.3cm" svg:height="5cm" svg:x="8.2cm" svg:y="7.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3cm" svg:y1="7.2cm" svg:x2="10.4cm" svg:y2="6.7cm">
          <text:p/>
        </draw:line>
        <draw:frame draw:style-name="gr4" draw:text-style-name="P4" draw:layer="layout" svg:width="5.9cm" svg:height="1.052cm" svg:x="0.8cm" svg:y="4.8cm">
          <draw:text-box>
            <text:p text:style-name="P3"><text:span text:style-name="T1">Partie débogueur</text:span></text:p>
          </draw:text-box>
        </draw:frame>
        <draw:frame draw:style-name="gr5" draw:text-style-name="P6" draw:layer="layout" svg:width="5.1cm" svg:height="1.752cm" svg:x="1.4cm" svg:y="10.7cm">
          <draw:text-box>
            <text:p text:style-name="P5"><text:span text:style-name="T2">Zone d’édition du code</text:span></text:p>
          </draw:text-box>
        </draw:frame>
        <draw:line draw:style-name="gr6" draw:text-style-name="P2" draw:layer="layout" svg:x1="6.5cm" svg:y1="11.5cm" svg:x2="8.1cm" svg:y2="10cm">
          <text:p/>
        </draw:line>
        <draw:custom-shape draw:style-name="gr7" draw:text-style-name="P2" draw:layer="layout" svg:width="15.3cm" svg:height="5.6cm" svg:x="8.1cm" svg:y="12.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cm" svg:y1="15.7cm" svg:x2="8cm" svg:y2="15.8cm">
          <text:p/>
        </draw:line>
        <draw:frame draw:style-name="gr5" draw:text-style-name="P6" draw:layer="layout" svg:width="4.2cm" svg:height="1.752cm" svg:x="1.8cm" svg:y="14.9cm">
          <draw:text-box>
            <text:p text:style-name="P5"><text:span text:style-name="T2">Interpréteur Python</text:span></text:p>
          </draw:text-box>
        </draw:frame>
        <draw:frame draw:style-name="gr8" draw:text-style-name="P8" draw:layer="layout" svg:width="6.6cm" svg:height="1.752cm" svg:x="0.6cm" svg:y="6.7cm">
          <draw:text-box>
            <text:p text:style-name="P7"><text:span text:style-name="T3">Pour exécuter le code dans l’éditeur </text:span></text:p>
          </draw:text-box>
        </draw:frame>
        <draw:line draw:style-name="gr9" draw:text-style-name="P2" draw:layer="layout" svg:x1="6.8cm" svg:y1="5.3cm" svg:x2="10.8cm" svg:y2="6.4cm">
          <text:p/>
        </draw:line>
        <draw:custom-shape draw:style-name="gr10" draw:text-style-name="P2" draw:layer="layout" svg:width="2.9cm" svg:height="0.7cm" svg:x="10.9cm" svg:y="6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8T21:00:42.303252335</meta:creation-date>
    <dc:date>2021-07-08T21:28:08.011178477</dc:date>
    <meta:editing-duration>PT17M5S</meta:editing-duration>
    <meta:editing-cycles>5</meta:editing-cycles>
    <meta:generator>LibreOffice/6.0.7.3$Linux_X86_64 LibreOffice_project/00m0$Build-3</meta:generator>
    <meta:document-statistic meta:object-count="12"/>
  </office:meta>
</office:document-meta>
</file>